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enn_ss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4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67407" calcext:value-type="float">
            <text:p>0.9674</text:p>
          </table:table-cell>
          <table:table-cell office:value-type="float" office:value="0.96" calcext:value-type="float">
            <text:p>0.9600</text:p>
          </table:table-cell>
          <table:table-cell office:value-type="float" office:value="0.951111" calcext:value-type="float">
            <text:p>0.9511</text:p>
          </table:table-cell>
          <table:table-cell office:value-type="float" office:value="0.94" calcext:value-type="float">
            <text:p>0.9400</text:p>
          </table:table-cell>
          <table:table-cell office:value-type="float" office:value="0.869333" calcext:value-type="float">
            <text:p>0.8693</text:p>
          </table:table-cell>
          <table:table-cell office:value-type="float" office:value="0.147191" calcext:value-type="float">
            <text:p>0.14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25802" calcext:value-type="float">
            <text:p>0.7258</text:p>
          </table:table-cell>
          <table:table-cell office:value-type="float" office:value="0.601149" calcext:value-type="float">
            <text:p>0.6011</text:p>
          </table:table-cell>
          <table:table-cell office:value-type="float" office:value="0.545212" calcext:value-type="float">
            <text:p>0.5452</text:p>
          </table:table-cell>
          <table:table-cell office:value-type="float" office:value="0.339088" calcext:value-type="float">
            <text:p>0.3391</text:p>
          </table:table-cell>
          <table:table-cell office:value-type="float" office:value="0.825253" calcext:value-type="float">
            <text:p>0.8253</text:p>
          </table:table-cell>
          <table:table-cell office:value-type="float" office:value="0.424709" calcext:value-type="float">
            <text:p>0.4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1778" calcext:value-type="float">
            <text:p>0.7618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34625" calcext:value-type="float">
            <text:p>0.7346</text:p>
          </table:table-cell>
          <table:table-cell office:value-type="float" office:value="0.651592" calcext:value-type="float">
            <text:p>0.6516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606325" calcext:value-type="float">
            <text:p>0.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42019" calcext:value-type="float">
            <text:p>0.8420</text:p>
          </table:table-cell>
          <table:table-cell office:value-type="float" office:value="0.740288" calcext:value-type="float">
            <text:p>0.7403</text:p>
          </table:table-cell>
          <table:table-cell office:value-type="float" office:value="0.64242" calcext:value-type="float">
            <text:p>0.6424</text:p>
          </table:table-cell>
          <table:table-cell office:value-type="float" office:value="0.40545" calcext:value-type="float">
            <text:p>0.4055</text:p>
          </table:table-cell>
          <table:table-cell office:value-type="float" office:value="0.73724" calcext:value-type="float">
            <text:p>0.7372</text:p>
          </table:table-cell>
          <table:table-cell office:value-type="float" office:value="1.17573" calcext:value-type="float">
            <text:p>1.1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9887" calcext:value-type="float">
            <text:p>0.9799</text:p>
          </table:table-cell>
          <table:table-cell office:value-type="float" office:value="0.95967" calcext:value-type="float">
            <text:p>0.9597</text:p>
          </table:table-cell>
          <table:table-cell office:value-type="float" office:value="0.95636" calcext:value-type="float">
            <text:p>0.9564</text:p>
          </table:table-cell>
          <table:table-cell office:value-type="float" office:value="0.911914" calcext:value-type="float">
            <text:p>0.9119</text:p>
          </table:table-cell>
          <table:table-cell office:value-type="float" office:value="0.727417" calcext:value-type="float">
            <text:p>0.7274</text:p>
          </table:table-cell>
          <table:table-cell office:value-type="float" office:value="0.959344" calcext:value-type="float">
            <text:p>0.9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98659" calcext:value-type="float">
            <text:p>0.8987</text:p>
          </table:table-cell>
          <table:table-cell office:value-type="float" office:value="0.758656" calcext:value-type="float">
            <text:p>0.7587</text:p>
          </table:table-cell>
          <table:table-cell office:value-type="float" office:value="0.796419" calcext:value-type="float">
            <text:p>0.7964</text:p>
          </table:table-cell>
          <table:table-cell office:value-type="float" office:value="0.514209" calcext:value-type="float">
            <text:p>0.5142</text:p>
          </table:table-cell>
          <table:table-cell office:value-type="float" office:value="0.749769" calcext:value-type="float">
            <text:p>0.7498</text:p>
          </table:table-cell>
          <table:table-cell office:value-type="float" office:value="0.548091" calcext:value-type="float">
            <text:p>0.5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934" calcext:value-type="float">
            <text:p>0.9793</text:p>
          </table:table-cell>
          <table:table-cell office:value-type="float" office:value="0.959258" calcext:value-type="float">
            <text:p>0.9593</text:p>
          </table:table-cell>
          <table:table-cell office:value-type="float" office:value="0.954283" calcext:value-type="float">
            <text:p>0.9543</text:p>
          </table:table-cell>
          <table:table-cell office:value-type="float" office:value="0.908691" calcext:value-type="float">
            <text:p>0.9087</text:p>
          </table:table-cell>
          <table:table-cell office:value-type="float" office:value="0.715813" calcext:value-type="float">
            <text:p>0.7158</text:p>
          </table:table-cell>
          <table:table-cell office:value-type="float" office:value="0.941274" calcext:value-type="float">
            <text:p>0.94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77575" calcext:value-type="float">
            <text:p>0.9776</text:p>
          </table:table-cell>
          <table:table-cell office:value-type="float" office:value="0.958824" calcext:value-type="float">
            <text:p>0.9588</text:p>
          </table:table-cell>
          <table:table-cell office:value-type="float" office:value="0.965794" calcext:value-type="float">
            <text:p>0.9658</text:p>
          </table:table-cell>
          <table:table-cell office:value-type="float" office:value="0.937503" calcext:value-type="float">
            <text:p>0.9375</text:p>
          </table:table-cell>
          <table:table-cell office:value-type="float" office:value="0.847191" calcext:value-type="float">
            <text:p>0.8472</text:p>
          </table:table-cell>
          <table:table-cell office:value-type="float" office:value="0.213142" calcext:value-type="float">
            <text:p>0.21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58848" calcext:value-type="float">
            <text:p>0.8588</text:p>
          </table:table-cell>
          <table:table-cell office:value-type="float" office:value="0.686286" calcext:value-type="float">
            <text:p>0.6863</text:p>
          </table:table-cell>
          <table:table-cell office:value-type="float" office:value="0.797621" calcext:value-type="float">
            <text:p>0.7976</text:p>
          </table:table-cell>
          <table:table-cell office:value-type="float" office:value="0.541078" calcext:value-type="float">
            <text:p>0.5411</text:p>
          </table:table-cell>
          <table:table-cell office:value-type="float" office:value="0.792056" calcext:value-type="float">
            <text:p>0.7921</text:p>
          </table:table-cell>
          <table:table-cell office:value-type="float" office:value="0.246009" calcext:value-type="float">
            <text:p>0.24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9676" calcext:value-type="float">
            <text:p>0.9997</text:p>
          </table:table-cell>
          <table:table-cell office:value-type="float" office:value="0.998551" calcext:value-type="float">
            <text:p>0.9986</text:p>
          </table:table-cell>
          <table:table-cell office:value-type="float" office:value="0.999344" calcext:value-type="float">
            <text:p>0.9993</text:p>
          </table:table-cell>
          <table:table-cell office:value-type="float" office:value="0.997067" calcext:value-type="float">
            <text:p>0.9971</text:p>
          </table:table-cell>
          <table:table-cell office:value-type="float" office:value="0.655539" calcext:value-type="float">
            <text:p>0.6555</text:p>
          </table:table-cell>
          <table:table-cell office:value-type="float" office:value="2.55856" calcext:value-type="float">
            <text:p>2.5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47569" calcext:value-type="float">
            <text:p>0.9476</text:p>
          </table:table-cell>
          <table:table-cell office:value-type="float" office:value="0.92375" calcext:value-type="float">
            <text:p>0.9238</text:p>
          </table:table-cell>
          <table:table-cell office:value-type="float" office:value="0.741745" calcext:value-type="float">
            <text:p>0.7417</text:p>
          </table:table-cell>
          <table:table-cell office:value-type="float" office:value="0.598586" calcext:value-type="float">
            <text:p>0.5986</text:p>
          </table:table-cell>
          <table:table-cell office:value-type="float" office:value="0.924528" calcext:value-type="float">
            <text:p>0.9245</text:p>
          </table:table-cell>
          <table:table-cell office:value-type="float" office:value="0.0899555" calcext:value-type="float">
            <text:p>0.0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92448" calcext:value-type="float">
            <text:p>0.8924</text:p>
          </table:table-cell>
          <table:table-cell office:value-type="float" office:value="0.867453" calcext:value-type="float">
            <text:p>0.8675</text:p>
          </table:table-cell>
          <table:table-cell office:value-type="float" office:value="0.800085" calcext:value-type="float">
            <text:p>0.8001</text:p>
          </table:table-cell>
          <table:table-cell office:value-type="float" office:value="0.752571" calcext:value-type="float">
            <text:p>0.7526</text:p>
          </table:table-cell>
          <table:table-cell office:value-type="float" office:value="0.72976" calcext:value-type="float">
            <text:p>0.7298</text:p>
          </table:table-cell>
          <table:table-cell office:value-type="float" office:value="0.768222" calcext:value-type="float">
            <text:p>0.7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31344" calcext:value-type="float">
            <text:p>0.8313</text:p>
          </table:table-cell>
          <table:table-cell office:value-type="float" office:value="0.684959" calcext:value-type="float">
            <text:p>0.6850</text:p>
          </table:table-cell>
          <table:table-cell office:value-type="float" office:value="0.631177" calcext:value-type="float">
            <text:p>0.6312</text:p>
          </table:table-cell>
          <table:table-cell office:value-type="float" office:value="0.301353" calcext:value-type="float">
            <text:p>0.3014</text:p>
          </table:table-cell>
          <table:table-cell office:value-type="float" office:value="0.770137" calcext:value-type="float">
            <text:p>0.7701</text:p>
          </table:table-cell>
          <table:table-cell office:value-type="float" office:value="0.459212" calcext:value-type="float">
            <text:p>0.45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33401" calcext:value-type="float">
            <text:p>0.6334</text:p>
          </table:table-cell>
          <table:table-cell office:value-type="float" office:value="0.460925" calcext:value-type="float">
            <text:p>0.4609</text:p>
          </table:table-cell>
          <table:table-cell office:value-type="float" office:value="0.433954" calcext:value-type="float">
            <text:p>0.4340</text:p>
          </table:table-cell>
          <table:table-cell office:value-type="float" office:value="0.170812" calcext:value-type="float">
            <text:p>0.1708</text:p>
          </table:table-cell>
          <table:table-cell office:value-type="float" office:value="0.790292" calcext:value-type="float">
            <text:p>0.7903</text:p>
          </table:table-cell>
          <table:table-cell office:value-type="float" office:value="3.26161" calcext:value-type="float">
            <text:p>3.2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0192" calcext:value-type="float">
            <text:p>0.9702</text:p>
          </table:table-cell>
          <table:table-cell office:value-type="float" office:value="0.938738" calcext:value-type="float">
            <text:p>0.9387</text:p>
          </table:table-cell>
          <table:table-cell office:value-type="float" office:value="0.962391" calcext:value-type="float">
            <text:p>0.9624</text:p>
          </table:table-cell>
          <table:table-cell office:value-type="float" office:value="0.922592" calcext:value-type="float">
            <text:p>0.9226</text:p>
          </table:table-cell>
          <table:table-cell office:value-type="float" office:value="0.768436" calcext:value-type="float">
            <text:p>0.7684</text:p>
          </table:table-cell>
          <table:table-cell office:value-type="float" office:value="0.599034" calcext:value-type="float">
            <text:p>0.5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93879" calcext:value-type="float">
            <text:p>0.8939</text:p>
          </table:table-cell>
          <table:table-cell office:value-type="float" office:value="0.842191" calcext:value-type="float">
            <text:p>0.8422</text:p>
          </table:table-cell>
          <table:table-cell office:value-type="float" office:value="0.845973" calcext:value-type="float">
            <text:p>0.8460</text:p>
          </table:table-cell>
          <table:table-cell office:value-type="float" office:value="0.768847" calcext:value-type="float">
            <text:p>0.7688</text:p>
          </table:table-cell>
          <table:table-cell office:value-type="float" office:value="0.788988" calcext:value-type="float">
            <text:p>0.7890</text:p>
          </table:table-cell>
          <table:table-cell office:value-type="float" office:value="0.419943" calcext:value-type="float">
            <text:p>0.4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27858" calcext:value-type="float">
            <text:p>0.8279</text:p>
          </table:table-cell>
          <table:table-cell office:value-type="float" office:value="0.731111" calcext:value-type="float">
            <text:p>0.7311</text:p>
          </table:table-cell>
          <table:table-cell office:value-type="float" office:value="0.478955" calcext:value-type="float">
            <text:p>0.4790</text:p>
          </table:table-cell>
          <table:table-cell office:value-type="float" office:value="0.187699" calcext:value-type="float">
            <text:p>0.1877</text:p>
          </table:table-cell>
          <table:table-cell office:value-type="float" office:value="0.810784" calcext:value-type="float">
            <text:p>0.8108</text:p>
          </table:table-cell>
          <table:table-cell office:value-type="float" office:value="0.323692" calcext:value-type="float">
            <text:p>0.3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16667" calcext:value-type="float">
            <text:p>0.8167</text:p>
          </table:table-cell>
          <table:table-cell office:value-type="float" office:value="0.70625" calcext:value-type="float">
            <text:p>0.7063</text:p>
          </table:table-cell>
          <table:table-cell office:value-type="float" office:value="0.712757" calcext:value-type="float">
            <text:p>0.7128</text:p>
          </table:table-cell>
          <table:table-cell office:value-type="float" office:value="0.536678" calcext:value-type="float">
            <text:p>0.536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131038" calcext:value-type="float">
            <text:p>0.1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900823" calcext:value-type="float">
            <text:p>0.9008</text:p>
          </table:table-cell>
          <table:table-cell office:value-type="float" office:value="0.818519" calcext:value-type="float">
            <text:p>0.8185</text:p>
          </table:table-cell>
          <table:table-cell office:value-type="float" office:value="0.79803" calcext:value-type="float">
            <text:p>0.7980</text:p>
          </table:table-cell>
          <table:table-cell office:value-type="float" office:value="0.630734" calcext:value-type="float">
            <text:p>0.6307</text:p>
          </table:table-cell>
          <table:table-cell office:value-type="float" office:value="0.801852" calcext:value-type="float">
            <text:p>0.8019</text:p>
          </table:table-cell>
          <table:table-cell office:value-type="float" office:value="0.309883" calcext:value-type="float">
            <text:p>0.30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3611" calcext:value-type="float">
            <text:p>0.9236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60288" calcext:value-type="float">
            <text:p>0.6029</text:p>
          </table:table-cell>
          <table:table-cell office:value-type="float" office:value="0.197143" calcext:value-type="float">
            <text:p>0.1971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0762484" calcext:value-type="float">
            <text:p>0.07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62517" calcext:value-type="float">
            <text:p>0.8625</text:p>
          </table:table-cell>
          <table:table-cell office:value-type="float" office:value="0.785542" calcext:value-type="float">
            <text:p>0.7855</text:p>
          </table:table-cell>
          <table:table-cell office:value-type="float" office:value="0.724871" calcext:value-type="float">
            <text:p>0.7249</text:p>
          </table:table-cell>
          <table:table-cell office:value-type="float" office:value="0.570348" calcext:value-type="float">
            <text:p>0.5703</text:p>
          </table:table-cell>
          <table:table-cell office:value-type="float" office:value="0.726506" calcext:value-type="float">
            <text:p>0.7265</text:p>
          </table:table-cell>
          <table:table-cell office:value-type="float" office:value="1.28435" calcext:value-type="float">
            <text:p>1.2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8323" calcext:value-type="float">
            <text:p>0.9783</text:p>
          </table:table-cell>
          <table:table-cell office:value-type="float" office:value="0.939927" calcext:value-type="float">
            <text:p>0.9399</text:p>
          </table:table-cell>
          <table:table-cell office:value-type="float" office:value="0.948714" calcext:value-type="float">
            <text:p>0.9487</text:p>
          </table:table-cell>
          <table:table-cell office:value-type="float" office:value="0.845301" calcext:value-type="float">
            <text:p>0.8453</text:p>
          </table:table-cell>
          <table:table-cell office:value-type="float" office:value="0.826047" calcext:value-type="float">
            <text:p>0.8260</text:p>
          </table:table-cell>
          <table:table-cell office:value-type="float" office:value="0.216387" calcext:value-type="float">
            <text:p>0.2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54973" calcext:value-type="float">
            <text:p>0.7550</text:p>
          </table:table-cell>
          <table:table-cell office:value-type="float" office:value="0.54375" calcext:value-type="float">
            <text:p>0.5438</text:p>
          </table:table-cell>
          <table:table-cell office:value-type="float" office:value="0.629768" calcext:value-type="float">
            <text:p>0.6298</text:p>
          </table:table-cell>
          <table:table-cell office:value-type="float" office:value="0.307193" calcext:value-type="float">
            <text:p>0.3072</text:p>
          </table:table-cell>
          <table:table-cell office:value-type="float" office:value="0.827815" calcext:value-type="float">
            <text:p>0.8278</text:p>
          </table:table-cell>
          <table:table-cell office:value-type="float" office:value="0.125976" calcext:value-type="float">
            <text:p>0.1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14425" calcext:value-type="float">
            <text:p>0.8144</text:p>
          </table:table-cell>
          <table:table-cell office:value-type="float" office:value="0.692857" calcext:value-type="float">
            <text:p>0.6929</text:p>
          </table:table-cell>
          <table:table-cell office:value-type="float" office:value="0.752617" calcext:value-type="float">
            <text:p>0.7526</text:p>
          </table:table-cell>
          <table:table-cell office:value-type="float" office:value="0.590509" calcext:value-type="float">
            <text:p>0.5905</text:p>
          </table:table-cell>
          <table:table-cell office:value-type="float" office:value="0.727305" calcext:value-type="float">
            <text:p>0.7273</text:p>
          </table:table-cell>
          <table:table-cell office:value-type="float" office:value="1.49093" calcext:value-type="float">
            <text:p>1.49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78676" calcext:value-type="float">
            <text:p>0.9787</text:p>
          </table:table-cell>
          <table:table-cell office:value-type="float" office:value="0.934343" calcext:value-type="float">
            <text:p>0.9343</text:p>
          </table:table-cell>
          <table:table-cell office:value-type="float" office:value="0.976543" calcext:value-type="float">
            <text:p>0.9765</text:p>
          </table:table-cell>
          <table:table-cell office:value-type="float" office:value="0.927778" calcext:value-type="float">
            <text:p>0.9278</text:p>
          </table:table-cell>
          <table:table-cell office:value-type="float" office:value="0.644141" calcext:value-type="float">
            <text:p>0.6441</text:p>
          </table:table-cell>
          <table:table-cell office:value-type="float" office:value="1.76732" calcext:value-type="float">
            <text:p>1.7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88981" calcext:value-type="float">
            <text:p>0.6890</text:p>
          </table:table-cell>
          <table:table-cell office:value-type="float" office:value="0.57011" calcext:value-type="float">
            <text:p>0.5701</text:p>
          </table:table-cell>
          <table:table-cell office:value-type="float" office:value="0.591067" calcext:value-type="float">
            <text:p>0.5911</text:p>
          </table:table-cell>
          <table:table-cell office:value-type="float" office:value="0.435489" calcext:value-type="float">
            <text:p>0.4355</text:p>
          </table:table-cell>
          <table:table-cell office:value-type="float" office:value="0.762399" calcext:value-type="float">
            <text:p>0.7624</text:p>
          </table:table-cell>
          <table:table-cell office:value-type="float" office:value="3.21924" calcext:value-type="float">
            <text:p>3.2192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73333769230769" calcext:value-type="float">
            <text:p>0.8733</text:p>
          </table:table-cell>
          <table:table-cell table:formula="of:=SUM([.C1:.C26])/26" office:value-type="float" office:value="0.7918695" calcext:value-type="float">
            <text:p>0.7919</text:p>
          </table:table-cell>
          <table:table-cell table:formula="of:=SUM([.D1:.D26])/26" office:value-type="float" office:value="0.768258307692308" calcext:value-type="float">
            <text:p>0.7683</text:p>
          </table:table-cell>
          <table:table-cell table:formula="of:=SUM([.E1:.E26])/26" office:value-type="float" office:value="0.6111625" calcext:value-type="float">
            <text:p>0.6112</text:p>
          </table:table-cell>
          <table:table-cell table:formula="of:=SUM([.F1:.F26])/26" office:value-type="float" office:value="0.782261576923077" calcext:value-type="float">
            <text:p>0.7823</text:p>
          </table:table-cell>
          <table:table-cell table:formula="of:=SUM([.G1:.G26])/26" office:value-type="float" office:value="0.860131380769231" calcext:value-type="float">
            <text:p>0.86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99057" calcext:value-type="float">
            <text:p>0.8991</text:p>
          </table:table-cell>
          <table:table-cell office:value-type="float" office:value="0.886415" calcext:value-type="float">
            <text:p>0.8864</text:p>
          </table:table-cell>
          <table:table-cell office:value-type="float" office:value="0.806459" calcext:value-type="float">
            <text:p>0.8065</text:p>
          </table:table-cell>
          <table:table-cell office:value-type="float" office:value="0.770751" calcext:value-type="float">
            <text:p>0.7708</text:p>
          </table:table-cell>
          <table:table-cell office:value-type="float" office:value="0.728811" calcext:value-type="float">
            <text:p>0.7288</text:p>
          </table:table-cell>
          <table:table-cell office:value-type="float" office:value="2.1969" calcext:value-type="float">
            <text:p>2.1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91006" calcext:value-type="float">
            <text:p>0.8910</text:p>
          </table:table-cell>
          <table:table-cell office:value-type="float" office:value="0.876635" calcext:value-type="float">
            <text:p>0.8766</text:p>
          </table:table-cell>
          <table:table-cell office:value-type="float" office:value="0.701788" calcext:value-type="float">
            <text:p>0.7018</text:p>
          </table:table-cell>
          <table:table-cell office:value-type="float" office:value="0.640889" calcext:value-type="float">
            <text:p>0.6409</text:p>
          </table:table-cell>
          <table:table-cell office:value-type="float" office:value="0.805965" calcext:value-type="float">
            <text:p>0.8060</text:p>
          </table:table-cell>
          <table:table-cell office:value-type="float" office:value="0.802976" calcext:value-type="float">
            <text:p>0.8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45507" calcext:value-type="float">
            <text:p>0.8455</text:p>
          </table:table-cell>
          <table:table-cell office:value-type="float" office:value="0.800467" calcext:value-type="float">
            <text:p>0.8005</text:p>
          </table:table-cell>
          <table:table-cell office:value-type="float" office:value="0.699656" calcext:value-type="float">
            <text:p>0.6997</text:p>
          </table:table-cell>
          <table:table-cell office:value-type="float" office:value="0.59901" calcext:value-type="float">
            <text:p>0.5990</text:p>
          </table:table-cell>
          <table:table-cell office:value-type="float" office:value="0.701702" calcext:value-type="float">
            <text:p>0.7017</text:p>
          </table:table-cell>
          <table:table-cell office:value-type="float" office:value="13.562" calcext:value-type="float">
            <text:p>13.5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59684" calcext:value-type="float">
            <text:p>0.9597</text:p>
          </table:table-cell>
          <table:table-cell office:value-type="float" office:value="0.961992" calcext:value-type="float">
            <text:p>0.9620</text:p>
          </table:table-cell>
          <table:table-cell office:value-type="float" office:value="0.81564" calcext:value-type="float">
            <text:p>0.8156</text:p>
          </table:table-cell>
          <table:table-cell office:value-type="float" office:value="0.779158" calcext:value-type="float">
            <text:p>0.7792</text:p>
          </table:table-cell>
          <table:table-cell office:value-type="float" office:value="0.706086" calcext:value-type="float">
            <text:p>0.7061</text:p>
          </table:table-cell>
          <table:table-cell office:value-type="float" office:value="2.52224" calcext:value-type="float">
            <text:p>2.5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2449" calcext:value-type="float">
            <text:p>0.9824</text:p>
          </table:table-cell>
          <table:table-cell office:value-type="float" office:value="0.990811" calcext:value-type="float">
            <text:p>0.9908</text:p>
          </table:table-cell>
          <table:table-cell office:value-type="float" office:value="0.981608" calcext:value-type="float">
            <text:p>0.9816</text:p>
          </table:table-cell>
          <table:table-cell office:value-type="float" office:value="0.989789" calcext:value-type="float">
            <text:p>0.9898</text:p>
          </table:table-cell>
          <table:table-cell office:value-type="float" office:value="0.649727" calcext:value-type="float">
            <text:p>0.6497</text:p>
          </table:table-cell>
          <table:table-cell office:value-type="float" office:value="8.33339" calcext:value-type="float">
            <text:p>8.3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03678" calcext:value-type="float">
            <text:p>0.9037</text:p>
          </table:table-cell>
          <table:table-cell office:value-type="float" office:value="0.88843" calcext:value-type="float">
            <text:p>0.8884</text:p>
          </table:table-cell>
          <table:table-cell office:value-type="float" office:value="0.88328" calcext:value-type="float">
            <text:p>0.8833</text:p>
          </table:table-cell>
          <table:table-cell office:value-type="float" office:value="0.862043" calcext:value-type="float">
            <text:p>0.8620</text:p>
          </table:table-cell>
          <table:table-cell office:value-type="float" office:value="0.721119" calcext:value-type="float">
            <text:p>0.7211</text:p>
          </table:table-cell>
          <table:table-cell office:value-type="float" office:value="4.5211" calcext:value-type="float">
            <text:p>4.5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9708" calcext:value-type="float">
            <text:p>0.9397</text:p>
          </table:table-cell>
          <table:table-cell office:value-type="float" office:value="0.945556" calcext:value-type="float">
            <text:p>0.9456</text:p>
          </table:table-cell>
          <table:table-cell office:value-type="float" office:value="0.465625" calcext:value-type="float">
            <text:p>0.4656</text:p>
          </table:table-cell>
          <table:table-cell office:value-type="float" office:value="0.417692" calcext:value-type="float">
            <text:p>0.4177</text:p>
          </table:table-cell>
          <table:table-cell office:value-type="float" office:value="0.688" calcext:value-type="float">
            <text:p>0.6880</text:p>
          </table:table-cell>
          <table:table-cell office:value-type="float" office:value="4.47528" calcext:value-type="float">
            <text:p>4.4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05065" calcext:value-type="float">
            <text:p>0.2051</text:p>
          </table:table-cell>
          <table:table-cell office:value-type="float" office:value="0.132468" calcext:value-type="float">
            <text:p>0.1325</text:p>
          </table:table-cell>
          <table:table-cell office:value-type="float" office:value="0.0742424" calcext:value-type="float">
            <text:p>0.0742</text:p>
          </table:table-cell>
          <table:table-cell office:value-type="float" office:value="-0.0121212" calcext:value-type="float">
            <text:p>-0.0121</text:p>
          </table:table-cell>
          <table:table-cell office:value-type="float" office:value="0.934156" calcext:value-type="float">
            <text:p>0.9342</text:p>
          </table:table-cell>
          <table:table-cell office:value-type="float" office:value="1.28889" calcext:value-type="float">
            <text:p>1.2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0685" calcext:value-type="float">
            <text:p>0.9307</text:p>
          </table:table-cell>
          <table:table-cell office:value-type="float" office:value="0.932091" calcext:value-type="float">
            <text:p>0.9321</text:p>
          </table:table-cell>
          <table:table-cell office:value-type="float" office:value="0.133395" calcext:value-type="float">
            <text:p>0.1334</text:p>
          </table:table-cell>
          <table:table-cell office:value-type="float" office:value="0.0154847" calcext:value-type="float">
            <text:p>0.0155</text:p>
          </table:table-cell>
          <table:table-cell office:value-type="float" office:value="0.695327" calcext:value-type="float">
            <text:p>0.6953</text:p>
          </table:table-cell>
          <table:table-cell office:value-type="float" office:value="16.2075" calcext:value-type="float">
            <text:p>16.20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50605" calcext:value-type="float">
            <text:p>0.8506</text:p>
          </table:table-cell>
          <table:table-cell office:value-type="float" office:value="0.821872" calcext:value-type="float">
            <text:p>0.8219</text:p>
          </table:table-cell>
          <table:table-cell office:value-type="float" office:value="0.671288" calcext:value-type="float">
            <text:p>0.6713</text:p>
          </table:table-cell>
          <table:table-cell office:value-type="float" office:value="0.588996" calcext:value-type="float">
            <text:p>0.5890</text:p>
          </table:table-cell>
          <table:table-cell office:value-type="float" office:value="0.694558" calcext:value-type="float">
            <text:p>0.6946</text:p>
          </table:table-cell>
          <table:table-cell office:value-type="float" office:value="19.2229" calcext:value-type="float">
            <text:p>19.22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66787" calcext:value-type="float">
            <text:p>0.3668</text:p>
          </table:table-cell>
          <table:table-cell office:value-type="float" office:value="0.29084" calcext:value-type="float">
            <text:p>0.2908</text:p>
          </table:table-cell>
          <table:table-cell office:value-type="float" office:value="0.271838" calcext:value-type="float">
            <text:p>0.2718</text:p>
          </table:table-cell>
          <table:table-cell office:value-type="float" office:value="0.182742" calcext:value-type="float">
            <text:p>0.1827</text:p>
          </table:table-cell>
          <table:table-cell office:value-type="float" office:value="0.888874" calcext:value-type="float">
            <text:p>0.8889</text:p>
          </table:table-cell>
          <table:table-cell office:value-type="float" office:value="4.59052" calcext:value-type="float">
            <text:p>4.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78335" calcext:value-type="float">
            <text:p>0.8783</text:p>
          </table:table-cell>
          <table:table-cell office:value-type="float" office:value="0.853992" calcext:value-type="float">
            <text:p>0.8540</text:p>
          </table:table-cell>
          <table:table-cell office:value-type="float" office:value="0.722816" calcext:value-type="float">
            <text:p>0.7228</text:p>
          </table:table-cell>
          <table:table-cell office:value-type="float" office:value="0.649303" calcext:value-type="float">
            <text:p>0.6493</text:p>
          </table:table-cell>
          <table:table-cell office:value-type="float" office:value="0.740359" calcext:value-type="float">
            <text:p>0.7404</text:p>
          </table:table-cell>
          <table:table-cell office:value-type="float" office:value="2.34542" calcext:value-type="float">
            <text:p>2.3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689473" calcext:value-type="float">
            <text:p>0.6895</text:p>
          </table:table-cell>
          <table:table-cell office:value-type="float" office:value="0.638243" calcext:value-type="float">
            <text:p>0.6382</text:p>
          </table:table-cell>
          <table:table-cell office:value-type="float" office:value="0.385503" calcext:value-type="float">
            <text:p>0.3855</text:p>
          </table:table-cell>
          <table:table-cell office:value-type="float" office:value="0.271571" calcext:value-type="float">
            <text:p>0.2716</text:p>
          </table:table-cell>
          <table:table-cell office:value-type="float" office:value="0.755784" calcext:value-type="float">
            <text:p>0.7558</text:p>
          </table:table-cell>
          <table:table-cell office:value-type="float" office:value="4.15146" calcext:value-type="float">
            <text:p>4.1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99673" calcext:value-type="float">
            <text:p>0.8997</text:p>
          </table:table-cell>
          <table:table-cell office:value-type="float" office:value="0.886214" calcext:value-type="float">
            <text:p>0.8862</text:p>
          </table:table-cell>
          <table:table-cell office:value-type="float" office:value="0.798783" calcext:value-type="float">
            <text:p>0.7988</text:p>
          </table:table-cell>
          <table:table-cell office:value-type="float" office:value="0.758724" calcext:value-type="float">
            <text:p>0.7587</text:p>
          </table:table-cell>
          <table:table-cell office:value-type="float" office:value="0.744703" calcext:value-type="float">
            <text:p>0.7447</text:p>
          </table:table-cell>
          <table:table-cell office:value-type="float" office:value="3.3582" calcext:value-type="float">
            <text:p>3.3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973273" calcext:value-type="float">
            <text:p>0.9733</text:p>
          </table:table-cell>
          <table:table-cell office:value-type="float" office:value="0.96624" calcext:value-type="float">
            <text:p>0.9662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698418" calcext:value-type="float">
            <text:p>0.6984</text:p>
          </table:table-cell>
          <table:table-cell office:value-type="float" office:value="3.78071" calcext:value-type="float">
            <text:p>3.78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4172" calcext:value-type="float">
            <text:p>0.7742</text:p>
          </table:table-cell>
          <table:table-cell office:value-type="float" office:value="0.781898" calcext:value-type="float">
            <text:p>0.7819</text:p>
          </table:table-cell>
          <table:table-cell office:value-type="float" office:value="0.450362" calcext:value-type="float">
            <text:p>0.4504</text:p>
          </table:table-cell>
          <table:table-cell office:value-type="float" office:value="0.454912" calcext:value-type="float">
            <text:p>0.4549</text:p>
          </table:table-cell>
          <table:table-cell office:value-type="float" office:value="0.846661" calcext:value-type="float">
            <text:p>0.8467</text:p>
          </table:table-cell>
          <table:table-cell office:value-type="float" office:value="0.504119" calcext:value-type="float">
            <text:p>0.5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6243" calcext:value-type="float">
            <text:p>0.9562</text:p>
          </table:table-cell>
          <table:table-cell office:value-type="float" office:value="0.954459" calcext:value-type="float">
            <text:p>0.9545</text:p>
          </table:table-cell>
          <table:table-cell office:value-type="float" office:value="0.922487" calcext:value-type="float">
            <text:p>0.9225</text:p>
          </table:table-cell>
          <table:table-cell office:value-type="float" office:value="0.90892" calcext:value-type="float">
            <text:p>0.9089</text:p>
          </table:table-cell>
          <table:table-cell office:value-type="float" office:value="0.680014" calcext:value-type="float">
            <text:p>0.6800</text:p>
          </table:table-cell>
          <table:table-cell office:value-type="float" office:value="4.5633" calcext:value-type="float">
            <text:p>4.5633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20031" calcext:value-type="float">
            <text:p>0.8200</text:p>
          </table:table-cell>
          <table:table-cell table:formula="of:=SUM([.C29:.C45])/17" office:value-type="float" office:value="0.800920941176471" calcext:value-type="float">
            <text:p>0.8009</text:p>
          </table:table-cell>
          <table:table-cell table:formula="of:=SUM([.D29:.D45])/17" office:value-type="float" office:value="0.632412376470588" calcext:value-type="float">
            <text:p>0.6324</text:p>
          </table:table-cell>
          <table:table-cell table:formula="of:=SUM([.E29:.E45])/17" office:value-type="float" office:value="0.579321382352941" calcext:value-type="float">
            <text:p>0.5793</text:p>
          </table:table-cell>
          <table:table-cell table:formula="of:=SUM([.F29:.F45])/17" office:value-type="float" office:value="0.745897882352941" calcext:value-type="float">
            <text:p>0.7459</text:p>
          </table:table-cell>
          <table:table-cell table:formula="of:=SUM([.G29:.G45])/17" office:value-type="float" office:value="5.67217088235294" calcext:value-type="float">
            <text:p>5.672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20543" calcext:value-type="float">
            <text:p>0.8205</text:p>
          </table:table-cell>
          <table:table-cell office:value-type="float" office:value="0.779567" calcext:value-type="float">
            <text:p>0.7796</text:p>
          </table:table-cell>
          <table:table-cell office:value-type="float" office:value="0.425078" calcext:value-type="float">
            <text:p>0.4251</text:p>
          </table:table-cell>
          <table:table-cell office:value-type="float" office:value="0.291511" calcext:value-type="float">
            <text:p>0.2915</text:p>
          </table:table-cell>
          <table:table-cell office:value-type="float" office:value="0.735367" calcext:value-type="float">
            <text:p>0.7354</text:p>
          </table:table-cell>
          <table:table-cell office:value-type="float" office:value="21.8477" calcext:value-type="float">
            <text:p>21.8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872" calcext:value-type="float">
            <text:p>0.9989</text:p>
          </table:table-cell>
          <table:table-cell office:value-type="float" office:value="0.99881" calcext:value-type="float">
            <text:p>0.9988</text:p>
          </table:table-cell>
          <table:table-cell office:value-type="float" office:value="0.997535" calcext:value-type="float">
            <text:p>0.9975</text:p>
          </table:table-cell>
          <table:table-cell office:value-type="float" office:value="0.996621" calcext:value-type="float">
            <text:p>0.9966</text:p>
          </table:table-cell>
          <table:table-cell office:value-type="float" office:value="0.629165" calcext:value-type="float">
            <text:p>0.6292</text:p>
          </table:table-cell>
          <table:table-cell office:value-type="float" office:value="47.9571" calcext:value-type="float">
            <text:p>47.9571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097075" calcext:value-type="float">
            <text:p>0.9097</text:p>
          </table:table-cell>
          <table:table-cell table:formula="of:=SUM([.C48:.C49])/2" office:value-type="float" office:value="0.8891885" calcext:value-type="float">
            <text:p>0.8892</text:p>
          </table:table-cell>
          <table:table-cell table:formula="of:=SUM([.D48:.D49])/2" office:value-type="float" office:value="0.7113065" calcext:value-type="float">
            <text:p>0.7113</text:p>
          </table:table-cell>
          <table:table-cell table:formula="of:=SUM([.E48:.E49])/2" office:value-type="float" office:value="0.644066" calcext:value-type="float">
            <text:p>0.6441</text:p>
          </table:table-cell>
          <table:table-cell table:formula="of:=SUM([.F48:.F49])/2" office:value-type="float" office:value="0.682266" calcext:value-type="float">
            <text:p>0.6823</text:p>
          </table:table-cell>
          <table:table-cell table:formula="of:=SUM([.G48:.G49])/2" office:value-type="float" office:value="34.9024" calcext:value-type="float">
            <text:p>34.902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4:59:50.446638999</dc:date>
    <meta:editing-duration>PT3M6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